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0394in" svg:y="1.552in">
            <draw:object draw:notify-on-update-of-ranges="Sheet1.A2:Sheet1.A9 Sheet1.B2:Sheet1.B9 Sheet1.C2:Sheet1.C9 Sheet1.D2:Sheet1.D9 Sheet1.E2:Sheet1.E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0827in" svg:y="7.1764in">
            <draw:object draw:notify-on-update-of-ranges="Sheet1.A34:Sheet1.A41 Sheet1.B34:Sheet1.B41 Sheet1.C34:Sheet1.C41 Sheet1.D34:Sheet1.D41 Sheet1.E34:Sheet1.E4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5.1453in" svg:y="11.0417in">
            <draw:object draw:notify-on-update-of-ranges="Sheet1.A68:Sheet1.A83 Sheet1.B68:Sheet1.B83 Sheet1.A68:Sheet1.A83 Sheet1.C68:Sheet1.C83 Sheet1.A68:Sheet1.A83 Sheet1.D68:Sheet1.D83 Sheet1.A68:Sheet1.A83 Sheet1.E68:Sheet1.E8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<text:s/>20*1000</text:p>
          </table:table-cell>
          <table:table-cell office:value-type="float" office:value="1158.32886">
            <text:p>1158.32886</text:p>
          </table:table-cell>
          <table:table-cell office:value-type="float" office:value="1177.87109">
            <text:p>1177.87109</text:p>
          </table:table-cell>
          <table:table-cell office:value-type="float" office:value="487.71091">
            <text:p>487.71091</text:p>
          </table:table-cell>
          <table:table-cell office:value-type="float" office:value="845.61157">
            <text:p>845.61157</text:p>
          </table:table-cell>
        </table:table-row>
        <table:table-row table:style-name="ro1">
          <table:table-cell office:value-type="string">
            <text:p><text:s/>25*800 </text:p>
          </table:table-cell>
          <table:table-cell office:value-type="float" office:value="1048.62195">
            <text:p>1048.62195</text:p>
          </table:table-cell>
          <table:table-cell office:value-type="float" office:value="1064.32336">
            <text:p>1064.32336</text:p>
          </table:table-cell>
          <table:table-cell office:value-type="float" office:value="296.60168">
            <text:p>296.60168</text:p>
          </table:table-cell>
          <table:table-cell office:value-type="float" office:value="655.26294">
            <text:p>655.26294</text:p>
          </table:table-cell>
        </table:table-row>
        <table:table-row table:style-name="ro1">
          <table:table-cell office:value-type="string">
            <text:p><text:s/>50*400 </text:p>
          </table:table-cell>
          <table:table-cell office:value-type="float" office:value="655.84717">
            <text:p>655.84717</text:p>
          </table:table-cell>
          <table:table-cell office:value-type="float" office:value="663.36511">
            <text:p>663.36511</text:p>
          </table:table-cell>
          <table:table-cell office:value-type="float" office:value="180.82184">
            <text:p>180.82184</text:p>
          </table:table-cell>
          <table:table-cell office:value-type="float" office:value="339.57751">
            <text:p>339.57751</text:p>
          </table:table-cell>
        </table:table-row>
        <table:table-row table:style-name="ro1">
          <table:table-cell office:value-type="string">
            <text:p><text:s/>100*200</text:p>
          </table:table-cell>
          <table:table-cell office:value-type="float" office:value="400.42111">
            <text:p>400.42111</text:p>
          </table:table-cell>
          <table:table-cell office:value-type="float" office:value="700.0304">
            <text:p>700.0304</text:p>
          </table:table-cell>
          <table:table-cell office:value-type="float" office:value="3535.1853">
            <text:p>3535.1853</text:p>
          </table:table-cell>
          <table:table-cell office:value-type="float" office:value="6833.6748">
            <text:p>6833.6748</text:p>
          </table:table-cell>
        </table:table-row>
        <table:table-row table:style-name="ro1">
          <table:table-cell office:value-type="string">
            <text:p><text:s/>200*100</text:p>
          </table:table-cell>
          <table:table-cell office:value-type="float" office:value="2870.95752">
            <text:p>2870.95752</text:p>
          </table:table-cell>
          <table:table-cell office:value-type="float" office:value="8169.49365">
            <text:p>8169.49365</text:p>
          </table:table-cell>
          <table:table-cell office:value-type="float" office:value="6696.13135">
            <text:p>6696.13135</text:p>
          </table:table-cell>
          <table:table-cell office:value-type="float" office:value="11020.54004">
            <text:p>11020.54004</text:p>
          </table:table-cell>
        </table:table-row>
        <table:table-row table:style-name="ro1">
          <table:table-cell office:value-type="string">
            <text:p><text:s/>400*50 </text:p>
          </table:table-cell>
          <table:table-cell office:value-type="float" office:value="5994.97217">
            <text:p>5994.97217</text:p>
          </table:table-cell>
          <table:table-cell office:value-type="float" office:value="11723.91602">
            <text:p>11723.91602</text:p>
          </table:table-cell>
          <table:table-cell office:value-type="float" office:value="7830.01807">
            <text:p>7830.01807</text:p>
          </table:table-cell>
          <table:table-cell office:value-type="float" office:value="12106.94238">
            <text:p>12106.94238</text:p>
          </table:table-cell>
        </table:table-row>
        <table:table-row table:style-name="ro1">
          <table:table-cell office:value-type="string">
            <text:p><text:s/>800*25 </text:p>
          </table:table-cell>
          <table:table-cell office:value-type="float" office:value="7170.14111">
            <text:p>7170.14111</text:p>
          </table:table-cell>
          <table:table-cell office:value-type="float" office:value="12341.81934">
            <text:p>12341.81934</text:p>
          </table:table-cell>
          <table:table-cell office:value-type="float" office:value="8331.73145">
            <text:p>8331.73145</text:p>
          </table:table-cell>
          <table:table-cell office:value-type="float" office:value="12426.4834">
            <text:p>12426.4834</text:p>
          </table:table-cell>
        </table:table-row>
        <table:table-row table:style-name="ro1">
          <table:table-cell office:value-type="string">
            <text:p><text:s/>1000*20</text:p>
          </table:table-cell>
          <table:table-cell office:value-type="float" office:value="7433.84424">
            <text:p>7433.84424</text:p>
          </table:table-cell>
          <table:table-cell office:value-type="float" office:value="12417.54297">
            <text:p>12417.54297</text:p>
          </table:table-cell>
          <table:table-cell office:value-type="float" office:value="8601.79004">
            <text:p>8601.79004</text:p>
          </table:table-cell>
          <table:table-cell office:value-type="float" office:value="12474.12891">
            <text:p>12474.12891</text:p>
          </table:table-cell>
        </table:table-row>
        <table:table-row table:style-name="ro1" table:number-rows-repeated="17">
          <table:table-cell table:number-columns-repeated="5"/>
        </table:table-row>
        <table:table-row table:style-name="ro2" table:number-rows-repeated="7">
          <table:table-cell table:number-columns-repeated="5"/>
        </table:table-row>
        <table:table-row table:style-name="ro1">
          <table:table-cell office:value-type="string">
            <text:p><text:s/>20*1000</text:p>
          </table:table-cell>
          <table:table-cell office:value-type="float" office:value="1203.9718">
            <text:p>1203.9718</text:p>
          </table:table-cell>
          <table:table-cell office:value-type="float" office:value="1223.95032">
            <text:p>1223.95032</text:p>
          </table:table-cell>
          <table:table-cell office:value-type="float" office:value="564.053">
            <text:p>564.053</text:p>
          </table:table-cell>
          <table:table-cell office:value-type="float" office:value="898.423">
            <text:p>898.423</text:p>
          </table:table-cell>
        </table:table-row>
        <table:table-row table:style-name="ro1">
          <table:table-cell office:value-type="string">
            <text:p><text:s/>25*800 </text:p>
          </table:table-cell>
          <table:table-cell office:value-type="float" office:value="1135.35413">
            <text:p>1135.35413</text:p>
          </table:table-cell>
          <table:table-cell office:value-type="float" office:value="1151.29761">
            <text:p>1151.29761</text:p>
          </table:table-cell>
          <table:table-cell office:value-type="float" office:value="375.123">
            <text:p>375.123</text:p>
          </table:table-cell>
          <table:table-cell office:value-type="float" office:value="681.101">
            <text:p>681.101</text:p>
          </table:table-cell>
        </table:table-row>
        <table:table-row table:style-name="ro1">
          <table:table-cell office:value-type="string">
            <text:p><text:s/>50*400 </text:p>
          </table:table-cell>
          <table:table-cell office:value-type="float" office:value="615.3512">
            <text:p>615.3512</text:p>
          </table:table-cell>
          <table:table-cell office:value-type="float" office:value="623.60419">
            <text:p>623.60419</text:p>
          </table:table-cell>
          <table:table-cell office:value-type="float" office:value="227.569">
            <text:p>227.569</text:p>
          </table:table-cell>
          <table:table-cell office:value-type="float" office:value="436.058">
            <text:p>436.058</text:p>
          </table:table-cell>
        </table:table-row>
        <table:table-row table:style-name="ro1">
          <table:table-cell office:value-type="string">
            <text:p><text:s/>100*200</text:p>
          </table:table-cell>
          <table:table-cell office:value-type="float" office:value="358.84329">
            <text:p>358.84329</text:p>
          </table:table-cell>
          <table:table-cell office:value-type="float" office:value="670.9353">
            <text:p>670.9353</text:p>
          </table:table-cell>
          <table:table-cell office:value-type="float" office:value="3724.36">
            <text:p>3724.36</text:p>
          </table:table-cell>
          <table:table-cell office:value-type="float" office:value="6908.23">
            <text:p>6908.23</text:p>
          </table:table-cell>
        </table:table-row>
        <table:table-row table:style-name="ro1">
          <table:table-cell office:value-type="string">
            <text:p><text:s/>200*100</text:p>
          </table:table-cell>
          <table:table-cell office:value-type="float" office:value="2821.65039">
            <text:p>2821.65039</text:p>
          </table:table-cell>
          <table:table-cell office:value-type="float" office:value="8213.76367">
            <text:p>8213.76367</text:p>
          </table:table-cell>
          <table:table-cell office:value-type="float" office:value="6753.03">
            <text:p>6753.03</text:p>
          </table:table-cell>
          <table:table-cell office:value-type="float" office:value="11040">
            <text:p>11040</text:p>
          </table:table-cell>
        </table:table-row>
        <table:table-row table:style-name="ro1">
          <table:table-cell office:value-type="string">
            <text:p><text:s/>400*50 </text:p>
          </table:table-cell>
          <table:table-cell office:value-type="float" office:value="6103.94922">
            <text:p>6103.94922</text:p>
          </table:table-cell>
          <table:table-cell office:value-type="float" office:value="11727.93945">
            <text:p>11727.93945</text:p>
          </table:table-cell>
          <table:table-cell office:value-type="float" office:value="7774.75342">
            <text:p>7774.75342</text:p>
          </table:table-cell>
          <table:table-cell office:value-type="float" office:value="12114.95703">
            <text:p>12114.95703</text:p>
          </table:table-cell>
        </table:table-row>
        <table:table-row table:style-name="ro1">
          <table:table-cell office:value-type="string">
            <text:p><text:s/>800*25 </text:p>
          </table:table-cell>
          <table:table-cell office:value-type="float" office:value="7246.77344">
            <text:p>7246.77344</text:p>
          </table:table-cell>
          <table:table-cell office:value-type="float" office:value="12345.82129">
            <text:p>12345.82129</text:p>
          </table:table-cell>
          <table:table-cell office:value-type="float" office:value="8388.77246">
            <text:p>8388.77246</text:p>
          </table:table-cell>
          <table:table-cell office:value-type="float" office:value="12428.9043">
            <text:p>12428.9043</text:p>
          </table:table-cell>
        </table:table-row>
        <table:table-row table:style-name="ro1">
          <table:table-cell office:value-type="string">
            <text:p><text:s/>1000*20</text:p>
          </table:table-cell>
          <table:table-cell office:value-type="float" office:value="7553.78076">
            <text:p>7553.78076</text:p>
          </table:table-cell>
          <table:table-cell office:value-type="float" office:value="12420.46582">
            <text:p>12420.46582</text:p>
          </table:table-cell>
          <table:table-cell office:value-type="float" office:value="8489.90137">
            <text:p>8489.90137</text:p>
          </table:table-cell>
          <table:table-cell office:value-type="float" office:value="12471.96484">
            <text:p>12471.96484</text:p>
          </table:table-cell>
        </table:table-row>
        <table:table-row table:style-name="ro1" table:number-rows-repeated="26"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876.39258">
            <text:p>8876.39258</text:p>
          </table:table-cell>
          <table:table-cell office:value-type="float" office:value="12447.74512">
            <text:p>12447.74512</text:p>
          </table:table-cell>
          <table:table-cell office:value-type="float" office:value="1061.13892">
            <text:p>1061.13892</text:p>
          </table:table-cell>
          <table:table-cell office:value-type="float" office:value="1310.19348">
            <text:p>1310.1934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498.87451">
            <text:p>2498.87451</text:p>
          </table:table-cell>
          <table:table-cell office:value-type="float" office:value="6530.81689">
            <text:p>6530.81689</text:p>
          </table:table-cell>
          <table:table-cell office:value-type="float" office:value="893.83533">
            <text:p>893.83533</text:p>
          </table:table-cell>
          <table:table-cell office:value-type="float" office:value="893.83575">
            <text:p>893.8357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70.2099">
            <text:p>370.2099</text:p>
          </table:table-cell>
          <table:table-cell office:value-type="float" office:value="2019.0448">
            <text:p>2019.0448</text:p>
          </table:table-cell>
          <table:table-cell office:value-type="float" office:value="893.83533">
            <text:p>893.83533</text:p>
          </table:table-cell>
          <table:table-cell office:value-type="float" office:value="901.60052">
            <text:p>901.60052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59.40656">
            <text:p>259.40656</text:p>
          </table:table-cell>
          <table:table-cell office:value-type="float" office:value="603.0567">
            <text:p>603.0567</text:p>
          </table:table-cell>
          <table:table-cell office:value-type="float" office:value="893.83533">
            <text:p>893.83533</text:p>
          </table:table-cell>
          <table:table-cell office:value-type="float" office:value="893.83575">
            <text:p>893.83575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97.57803">
            <text:p>97.57803</text:p>
          </table:table-cell>
          <table:table-cell office:value-type="float" office:value="244.50883">
            <text:p>244.50883</text:p>
          </table:table-cell>
          <table:table-cell office:value-type="float" office:value="893.83533">
            <text:p>893.83533</text:p>
          </table:table-cell>
          <table:table-cell office:value-type="float" office:value="909.36523">
            <text:p>909.3652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7.57803">
            <text:p>97.57803</text:p>
          </table:table-cell>
          <table:table-cell office:value-type="float" office:value="152.7191">
            <text:p>152.7191</text:p>
          </table:table-cell>
          <table:table-cell office:value-type="float" office:value="893.83533">
            <text:p>893.83533</text:p>
          </table:table-cell>
          <table:table-cell office:value-type="float" office:value="893.83575">
            <text:p>893.83575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40.94511">
            <text:p>40.94511</text:p>
          </table:table-cell>
          <table:table-cell office:value-type="float" office:value="88.48374">
            <text:p>88.48374</text:p>
          </table:table-cell>
          <table:table-cell office:value-type="float" office:value="893.83533">
            <text:p>893.83533</text:p>
          </table:table-cell>
          <table:table-cell office:value-type="float" office:value="893.83575">
            <text:p>893.83575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4.54619">
            <text:p>14.54619</text:p>
          </table:table-cell>
          <table:table-cell office:value-type="float" office:value="47.9487">
            <text:p>47.9487</text:p>
          </table:table-cell>
          <table:table-cell office:value-type="float" office:value="893.83533">
            <text:p>893.83533</text:p>
          </table:table-cell>
          <table:table-cell office:value-type="float" office:value="901.60052">
            <text:p>901.60052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4.54619">
            <text:p>14.54619</text:p>
          </table:table-cell>
          <table:table-cell office:value-type="float" office:value="134.52606">
            <text:p>134.52606</text:p>
          </table:table-cell>
          <table:table-cell office:value-type="float" office:value="893.83533">
            <text:p>893.83533</text:p>
          </table:table-cell>
          <table:table-cell office:value-type="float" office:value="893.83575">
            <text:p>893.83575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4.54619">
            <text:p>14.54619</text:p>
          </table:table-cell>
          <table:table-cell office:value-type="float" office:value="45.19984">
            <text:p>45.19984</text:p>
          </table:table-cell>
          <table:table-cell office:value-type="float" office:value="893.83533">
            <text:p>893.83533</text:p>
          </table:table-cell>
          <table:table-cell office:value-type="float" office:value="893.83575">
            <text:p>893.8357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4.54619">
            <text:p>14.54619</text:p>
          </table:table-cell>
          <table:table-cell office:value-type="float" office:value="31.2861">
            <text:p>31.2861</text:p>
          </table:table-cell>
          <table:table-cell office:value-type="float" office:value="893.83533">
            <text:p>893.83533</text:p>
          </table:table-cell>
          <table:table-cell office:value-type="float" office:value="893.83575">
            <text:p>893.83575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14.54619">
            <text:p>14.54619</text:p>
          </table:table-cell>
          <table:table-cell office:value-type="float" office:value="31.28606">
            <text:p>31.28606</text:p>
          </table:table-cell>
          <table:table-cell office:value-type="float" office:value="893.83533">
            <text:p>893.83533</text:p>
          </table:table-cell>
          <table:table-cell office:value-type="float" office:value="901.60052">
            <text:p>901.60052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14.54619">
            <text:p>14.54619</text:p>
          </table:table-cell>
          <table:table-cell office:value-type="float" office:value="48.0261">
            <text:p>48.0261</text:p>
          </table:table-cell>
          <table:table-cell office:value-type="float" office:value="893.83533">
            <text:p>893.83533</text:p>
          </table:table-cell>
          <table:table-cell office:value-type="float" office:value="893.83575">
            <text:p>893.83575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14.54619">
            <text:p>14.54619</text:p>
          </table:table-cell>
          <table:table-cell office:value-type="float" office:value="48.02611">
            <text:p>48.02611</text:p>
          </table:table-cell>
          <table:table-cell office:value-type="float" office:value="893.83533">
            <text:p>893.83533</text:p>
          </table:table-cell>
          <table:table-cell office:value-type="float" office:value="901.60052">
            <text:p>901.60052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14.54619">
            <text:p>14.54619</text:p>
          </table:table-cell>
          <table:table-cell office:value-type="float" office:value="31.28607">
            <text:p>31.28607</text:p>
          </table:table-cell>
          <table:table-cell office:value-type="float" office:value="893.83533">
            <text:p>893.83533</text:p>
          </table:table-cell>
          <table:table-cell office:value-type="float" office:value="893.83575">
            <text:p>893.83575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4.54619">
            <text:p>14.54619</text:p>
          </table:table-cell>
          <table:table-cell office:value-type="float" office:value="64.76601">
            <text:p>64.76601</text:p>
          </table:table-cell>
          <table:table-cell office:value-type="float" office:value="893.83533">
            <text:p>893.83533</text:p>
          </table:table-cell>
          <table:table-cell office:value-type="float" office:value="893.83575">
            <text:p>893.83575</text:p>
          </table:table-cell>
        </table:table-row>
        <table:table-row table:style-name="ro1" table:number-rows-repeated="104849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 style:data-style-name="N2" text:time-value="0000-00-00T20:00: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y </meta:initial-creator>
    <meta:creation-date>2014-05-08T18:33:01</meta:creation-date>
    <dc:date>2014-05-08T20:20:45</dc:date>
    <dc:creator>jenny </dc:creator>
    <meta:editing-duration>PT44M24S</meta:editing-duration>
    <meta:editing-cycles>7</meta:editing-cycles>
    <meta:generator>LibreOffice/4.0.2.2$Linux_x86 LibreOffice_project/400m0$Build-2</meta:generator>
    <meta:document-statistic meta:table-count="1" meta:cell-count="16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247cm" svg:y="0.316cm" chart:style-name="ch2">
          <text:p>Tournament vs Roulette Wheel Fitness Sharing</text:p>
        </chart:title>
        <chart:legend chart:legend-position="end" svg:x="13.147cm" svg:y="3.454cm" style:legend-expansion="high" chart:style-name="ch3"/>
        <chart:plot-area chart:style-name="ch4" table:cell-range-address="Sheet1.A2:Sheet1.E9" chart:data-source-has-labels="column" svg:x="1.331cm" svg:y="1.635cm" svg:width="11.177cm" svg:height="6.204cm">
          <chartooo:coordinate-region svg:x="2.508cm" svg:y="1.835cm" svg:width="9.906cm" svg:height="5.357cm"/>
          <chart:axis chart:dimension="x" chart:name="primary-x" chart:style-name="ch5" chartooo:axis-type="auto">
            <chart:title svg:x="4.626cm" svg:y="8.019cm" chart:style-name="ch6">
              <text:p>pSize*genCount Combinations</text:p>
            </chart:title>
            <chart:categories table:cell-range-address="Sheet1.A2:Sheet1.A9"/>
          </chart:axis>
          <chart:axis chart:dimension="y" chart:name="primary-y" chart:style-name="ch5">
            <chart:title svg:x="0.451cm" svg:y="5.31cm" chart:style-name="ch7">
              <text:p>Fitness</text:p>
            </chart:title>
            <chart:grid chart:style-name="ch8" chart:class="major"/>
          </chart:axis>
          <chart:series chart:style-name="ch9" chart:values-cell-range-address="Sheet1.B2:Sheet1.B9" chart:class="chart:scatter">
            <chart:data-point chart:repeated="8"/>
          </chart:series>
          <chart:series chart:style-name="ch10" chart:values-cell-range-address="Sheet1.C2:Sheet1.C9" chart:class="chart:scatter">
            <chart:data-point chart:repeated="8"/>
          </chart:series>
          <chart:series chart:style-name="ch11" chart:values-cell-range-address="Sheet1.D2:Sheet1.D9" chart:class="chart:scatter">
            <chart:data-point chart:repeated="8"/>
          </chart:series>
          <chart:series chart:style-name="ch12" chart:values-cell-range-address="Sheet1.E2:Sheet1.E9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 20*1000</text:p>
                <draw:g>
                  <svg:desc>Sheet1.A2:Sheet1.A9</svg:desc>
                </draw:g>
              </table:table-cell>
              <table:table-cell office:value-type="float" office:value="1158.32886">
                <text:p>1158.32886</text:p>
                <draw:g>
                  <svg:desc>Sheet1.B2:Sheet1.B9</svg:desc>
                </draw:g>
              </table:table-cell>
              <table:table-cell office:value-type="float" office:value="1177.87109">
                <text:p>1177.87109</text:p>
                <draw:g>
                  <svg:desc>Sheet1.C2:Sheet1.C9</svg:desc>
                </draw:g>
              </table:table-cell>
              <table:table-cell office:value-type="float" office:value="487.71091">
                <text:p>487.71091</text:p>
                <draw:g>
                  <svg:desc>Sheet1.D2:Sheet1.D9</svg:desc>
                </draw:g>
              </table:table-cell>
              <table:table-cell office:value-type="float" office:value="845.61157">
                <text:p>845.61157</text:p>
                <draw:g>
                  <svg:desc>Sheet1.E2:Sheet1.E9</svg:desc>
                </draw:g>
              </table:table-cell>
            </table:table-row>
            <table:table-row>
              <table:table-cell office:value-type="string">
                <text:p> 25*800 </text:p>
              </table:table-cell>
              <table:table-cell office:value-type="float" office:value="1048.62195">
                <text:p>1048.62195</text:p>
              </table:table-cell>
              <table:table-cell office:value-type="float" office:value="1064.32336">
                <text:p>1064.32336</text:p>
              </table:table-cell>
              <table:table-cell office:value-type="float" office:value="296.60168">
                <text:p>296.60168</text:p>
              </table:table-cell>
              <table:table-cell office:value-type="float" office:value="655.26294">
                <text:p>655.26294</text:p>
              </table:table-cell>
            </table:table-row>
            <table:table-row>
              <table:table-cell office:value-type="string">
                <text:p> 50*400 </text:p>
              </table:table-cell>
              <table:table-cell office:value-type="float" office:value="655.84717">
                <text:p>655.84717</text:p>
              </table:table-cell>
              <table:table-cell office:value-type="float" office:value="663.36511">
                <text:p>663.36511</text:p>
              </table:table-cell>
              <table:table-cell office:value-type="float" office:value="180.82184">
                <text:p>180.82184</text:p>
              </table:table-cell>
              <table:table-cell office:value-type="float" office:value="339.57751">
                <text:p>339.57751</text:p>
              </table:table-cell>
            </table:table-row>
            <table:table-row>
              <table:table-cell office:value-type="string">
                <text:p> 100*200</text:p>
              </table:table-cell>
              <table:table-cell office:value-type="float" office:value="400.42111">
                <text:p>400.42111</text:p>
              </table:table-cell>
              <table:table-cell office:value-type="float" office:value="700.0304">
                <text:p>700.0304</text:p>
              </table:table-cell>
              <table:table-cell office:value-type="float" office:value="3535.1853">
                <text:p>3535.1853</text:p>
              </table:table-cell>
              <table:table-cell office:value-type="float" office:value="6833.6748">
                <text:p>6833.6748</text:p>
              </table:table-cell>
            </table:table-row>
            <table:table-row>
              <table:table-cell office:value-type="string">
                <text:p> 200*100</text:p>
              </table:table-cell>
              <table:table-cell office:value-type="float" office:value="2870.95752">
                <text:p>2870.95752</text:p>
              </table:table-cell>
              <table:table-cell office:value-type="float" office:value="8169.49365">
                <text:p>8169.49365</text:p>
              </table:table-cell>
              <table:table-cell office:value-type="float" office:value="6696.13135">
                <text:p>6696.13135</text:p>
              </table:table-cell>
              <table:table-cell office:value-type="float" office:value="11020.54004">
                <text:p>11020.54004</text:p>
              </table:table-cell>
            </table:table-row>
            <table:table-row>
              <table:table-cell office:value-type="string">
                <text:p> 400*50 </text:p>
              </table:table-cell>
              <table:table-cell office:value-type="float" office:value="5994.97217">
                <text:p>5994.97217</text:p>
              </table:table-cell>
              <table:table-cell office:value-type="float" office:value="11723.91602">
                <text:p>11723.91602</text:p>
              </table:table-cell>
              <table:table-cell office:value-type="float" office:value="7830.01807">
                <text:p>7830.01807</text:p>
              </table:table-cell>
              <table:table-cell office:value-type="float" office:value="12106.94238">
                <text:p>12106.94238</text:p>
              </table:table-cell>
            </table:table-row>
            <table:table-row>
              <table:table-cell office:value-type="string">
                <text:p> 800*25 </text:p>
              </table:table-cell>
              <table:table-cell office:value-type="float" office:value="7170.14111">
                <text:p>7170.14111</text:p>
              </table:table-cell>
              <table:table-cell office:value-type="float" office:value="12341.81934">
                <text:p>12341.81934</text:p>
              </table:table-cell>
              <table:table-cell office:value-type="float" office:value="8331.73145">
                <text:p>8331.73145</text:p>
              </table:table-cell>
              <table:table-cell office:value-type="float" office:value="12426.4834">
                <text:p>12426.4834</text:p>
              </table:table-cell>
            </table:table-row>
            <table:table-row>
              <table:table-cell office:value-type="string">
                <text:p> 1000*20</text:p>
              </table:table-cell>
              <table:table-cell office:value-type="float" office:value="7433.84424">
                <text:p>7433.84424</text:p>
              </table:table-cell>
              <table:table-cell office:value-type="float" office:value="12417.54297">
                <text:p>12417.54297</text:p>
              </table:table-cell>
              <table:table-cell office:value-type="float" office:value="8601.79004">
                <text:p>8601.79004</text:p>
              </table:table-cell>
              <table:table-cell office:value-type="float" office:value="12474.12891">
                <text:p>12474.128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28cm" svg:y="0.316cm" chart:style-name="ch2">
          <text:p>Tournament vs Fitness Sharing for Sch Function</text:p>
        </chart:title>
        <chart:legend chart:legend-position="end" svg:x="13.147cm" svg:y="3.454cm" style:legend-expansion="high" chart:style-name="ch3"/>
        <chart:plot-area chart:style-name="ch4" table:cell-range-address="Sheet1.A68:Sheet1.E83" svg:x="1.331cm" svg:y="1.635cm" svg:width="11.177cm" svg:height="6.204cm">
          <chartooo:coordinate-region svg:x="2.508cm" svg:y="1.835cm" svg:width="9.628cm" svg:height="5.357cm"/>
          <chart:axis chart:dimension="x" chart:name="primary-x" chart:style-name="ch5">
            <chart:title svg:x="5.579cm" svg:y="8.019cm" chart:style-name="ch6">
              <text:p>Generation Count</text:p>
            </chart:title>
          </chart:axis>
          <chart:axis chart:dimension="y" chart:name="primary-y" chart:style-name="ch5">
            <chart:title svg:x="0.451cm" svg:y="5.31cm" chart:style-name="ch7">
              <text:p>Fitness</text:p>
            </chart:title>
            <chart:grid chart:style-name="ch8" chart:class="major"/>
          </chart:axis>
          <chart:series chart:style-name="ch9" chart:values-cell-range-address="Sheet1.B68:Sheet1.B83" chart:class="chart:scatter">
            <chart:domain table:cell-range-address="Sheet1.A68:Sheet1.A83"/>
            <chart:data-point chart:repeated="16"/>
          </chart:series>
          <chart:series chart:style-name="ch10" chart:values-cell-range-address="Sheet1.C68:Sheet1.C83" chart:class="chart:scatter">
            <chart:data-point chart:repeated="16"/>
          </chart:series>
          <chart:series chart:style-name="ch11" chart:values-cell-range-address="Sheet1.D68:Sheet1.D83" chart:class="chart:scatter">
            <chart:data-point chart:repeated="16"/>
          </chart:series>
          <chart:series chart:style-name="ch12" chart:values-cell-range-address="Sheet1.E68:Sheet1.E83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68:Sheet1.A83</svg:desc>
                </draw:g>
              </table:table-cell>
              <table:table-cell office:value-type="float" office:value="8876.39258">
                <text:p>8876.39258</text:p>
                <draw:g>
                  <svg:desc>Sheet1.B68:Sheet1.B83</svg:desc>
                </draw:g>
              </table:table-cell>
              <table:table-cell office:value-type="float" office:value="12447.74512">
                <text:p>12447.74512</text:p>
                <draw:g>
                  <svg:desc>Sheet1.C68:Sheet1.C83</svg:desc>
                </draw:g>
              </table:table-cell>
              <table:table-cell office:value-type="float" office:value="1061.13892">
                <text:p>1061.13892</text:p>
                <draw:g>
                  <svg:desc>Sheet1.D68:Sheet1.D83</svg:desc>
                </draw:g>
              </table:table-cell>
              <table:table-cell office:value-type="float" office:value="1310.19348">
                <text:p>1310.19348</text:p>
                <draw:g>
                  <svg:desc>Sheet1.E68:Sheet1.E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498.87451">
                <text:p>2498.87451</text:p>
              </table:table-cell>
              <table:table-cell office:value-type="float" office:value="6530.81689">
                <text:p>6530.81689</text:p>
              </table:table-cell>
              <table:table-cell office:value-type="float" office:value="893.83533">
                <text:p>893.83533</text:p>
              </table:table-cell>
              <table:table-cell office:value-type="float" office:value="893.83575">
                <text:p>893.83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370.2099">
                <text:p>370.2099</text:p>
              </table:table-cell>
              <table:table-cell office:value-type="float" office:value="2019.0448">
                <text:p>2019.0448</text:p>
              </table:table-cell>
              <table:table-cell office:value-type="float" office:value="893.83533">
                <text:p>893.83533</text:p>
              </table:table-cell>
              <table:table-cell office:value-type="float" office:value="901.60052">
                <text:p>901.60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259.40656">
                <text:p>259.40656</text:p>
              </table:table-cell>
              <table:table-cell office:value-type="float" office:value="603.0567">
                <text:p>603.0567</text:p>
              </table:table-cell>
              <table:table-cell office:value-type="float" office:value="893.83533">
                <text:p>893.83533</text:p>
              </table:table-cell>
              <table:table-cell office:value-type="float" office:value="893.83575">
                <text:p>893.835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97.57803">
                <text:p>97.57803</text:p>
              </table:table-cell>
              <table:table-cell office:value-type="float" office:value="244.50883">
                <text:p>244.50883</text:p>
              </table:table-cell>
              <table:table-cell office:value-type="float" office:value="893.83533">
                <text:p>893.83533</text:p>
              </table:table-cell>
              <table:table-cell office:value-type="float" office:value="909.36523">
                <text:p>909.36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97.57803">
                <text:p>97.57803</text:p>
              </table:table-cell>
              <table:table-cell office:value-type="float" office:value="152.7191">
                <text:p>152.7191</text:p>
              </table:table-cell>
              <table:table-cell office:value-type="float" office:value="893.83533">
                <text:p>893.83533</text:p>
              </table:table-cell>
              <table:table-cell office:value-type="float" office:value="893.83575">
                <text:p>893.83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40.94511">
                <text:p>40.94511</text:p>
              </table:table-cell>
              <table:table-cell office:value-type="float" office:value="88.48374">
                <text:p>88.48374</text:p>
              </table:table-cell>
              <table:table-cell office:value-type="float" office:value="893.83533">
                <text:p>893.83533</text:p>
              </table:table-cell>
              <table:table-cell office:value-type="float" office:value="893.83575">
                <text:p>893.83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">
                <text:p>1400</text:p>
              </table:table-cell>
              <table:table-cell office:value-type="float" office:value="14.54619">
                <text:p>14.54619</text:p>
              </table:table-cell>
              <table:table-cell office:value-type="float" office:value="47.9487">
                <text:p>47.9487</text:p>
              </table:table-cell>
              <table:table-cell office:value-type="float" office:value="893.83533">
                <text:p>893.83533</text:p>
              </table:table-cell>
              <table:table-cell office:value-type="float" office:value="901.60052">
                <text:p>901.60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14.54619">
                <text:p>14.54619</text:p>
              </table:table-cell>
              <table:table-cell office:value-type="float" office:value="134.52606">
                <text:p>134.52606</text:p>
              </table:table-cell>
              <table:table-cell office:value-type="float" office:value="893.83533">
                <text:p>893.83533</text:p>
              </table:table-cell>
              <table:table-cell office:value-type="float" office:value="893.83575">
                <text:p>893.83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">
                <text:p>1800</text:p>
              </table:table-cell>
              <table:table-cell office:value-type="float" office:value="14.54619">
                <text:p>14.54619</text:p>
              </table:table-cell>
              <table:table-cell office:value-type="float" office:value="45.19984">
                <text:p>45.19984</text:p>
              </table:table-cell>
              <table:table-cell office:value-type="float" office:value="893.83533">
                <text:p>893.83533</text:p>
              </table:table-cell>
              <table:table-cell office:value-type="float" office:value="893.83575">
                <text:p>893.83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14.54619">
                <text:p>14.54619</text:p>
              </table:table-cell>
              <table:table-cell office:value-type="float" office:value="31.2861">
                <text:p>31.2861</text:p>
              </table:table-cell>
              <table:table-cell office:value-type="float" office:value="893.83533">
                <text:p>893.83533</text:p>
              </table:table-cell>
              <table:table-cell office:value-type="float" office:value="893.83575">
                <text:p>893.83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0">
                <text:p>2200</text:p>
              </table:table-cell>
              <table:table-cell office:value-type="float" office:value="14.54619">
                <text:p>14.54619</text:p>
              </table:table-cell>
              <table:table-cell office:value-type="float" office:value="31.28606">
                <text:p>31.28606</text:p>
              </table:table-cell>
              <table:table-cell office:value-type="float" office:value="893.83533">
                <text:p>893.83533</text:p>
              </table:table-cell>
              <table:table-cell office:value-type="float" office:value="901.60052">
                <text:p>901.600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0">
                <text:p>2400</text:p>
              </table:table-cell>
              <table:table-cell office:value-type="float" office:value="14.54619">
                <text:p>14.54619</text:p>
              </table:table-cell>
              <table:table-cell office:value-type="float" office:value="48.0261">
                <text:p>48.0261</text:p>
              </table:table-cell>
              <table:table-cell office:value-type="float" office:value="893.83533">
                <text:p>893.83533</text:p>
              </table:table-cell>
              <table:table-cell office:value-type="float" office:value="893.83575">
                <text:p>893.835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0">
                <text:p>2600</text:p>
              </table:table-cell>
              <table:table-cell office:value-type="float" office:value="14.54619">
                <text:p>14.54619</text:p>
              </table:table-cell>
              <table:table-cell office:value-type="float" office:value="48.02611">
                <text:p>48.02611</text:p>
              </table:table-cell>
              <table:table-cell office:value-type="float" office:value="893.83533">
                <text:p>893.83533</text:p>
              </table:table-cell>
              <table:table-cell office:value-type="float" office:value="901.60052">
                <text:p>901.60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0">
                <text:p>2800</text:p>
              </table:table-cell>
              <table:table-cell office:value-type="float" office:value="14.54619">
                <text:p>14.54619</text:p>
              </table:table-cell>
              <table:table-cell office:value-type="float" office:value="31.28607">
                <text:p>31.28607</text:p>
              </table:table-cell>
              <table:table-cell office:value-type="float" office:value="893.83533">
                <text:p>893.83533</text:p>
              </table:table-cell>
              <table:table-cell office:value-type="float" office:value="893.83575">
                <text:p>893.835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">
                <text:p>3000</text:p>
              </table:table-cell>
              <table:table-cell office:value-type="float" office:value="14.54619">
                <text:p>14.54619</text:p>
              </table:table-cell>
              <table:table-cell office:value-type="float" office:value="64.76601">
                <text:p>64.76601</text:p>
              </table:table-cell>
              <table:table-cell office:value-type="float" office:value="893.83533">
                <text:p>893.83533</text:p>
              </table:table-cell>
              <table:table-cell office:value-type="float" office:value="893.83575">
                <text:p>893.835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858cm" svg:y="0.316cm" chart:style-name="ch2">
          <text:p>Tournament vs Roulette Wheel Fitness Sharing (300 repeats)</text:p>
        </chart:title>
        <chart:legend chart:legend-position="end" svg:x="13.147cm" svg:y="3.454cm" style:legend-expansion="high" chart:style-name="ch3"/>
        <chart:plot-area chart:style-name="ch4" table:cell-range-address="Sheet1.A34:Sheet1.E41" chart:data-source-has-labels="column" svg:x="0.77cm" svg:y="1.635cm" svg:width="11.738cm" svg:height="6.204cm">
          <chartooo:coordinate-region svg:x="1.947cm" svg:y="1.835cm" svg:width="10.467cm" svg:height="5.357cm"/>
          <chart:axis chart:dimension="x" chart:name="primary-x" chart:style-name="ch5" chartooo:axis-type="auto">
            <chart:title svg:x="4.346cm" svg:y="8.019cm" chart:style-name="ch6">
              <text:p>pSize*genCount Combinations</text:p>
            </chart:title>
            <chart:categories table:cell-range-address="Sheet1.A34:Sheet1.A4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34:Sheet1.B41" chart:class="chart:scatter">
            <chart:data-point chart:repeated="8"/>
          </chart:series>
          <chart:series chart:style-name="ch9" chart:values-cell-range-address="Sheet1.C34:Sheet1.C41" chart:class="chart:scatter">
            <chart:data-point chart:repeated="8"/>
          </chart:series>
          <chart:series chart:style-name="ch10" chart:values-cell-range-address="Sheet1.D34:Sheet1.D41" chart:class="chart:scatter">
            <chart:data-point chart:repeated="8"/>
          </chart:series>
          <chart:series chart:style-name="ch11" chart:values-cell-range-address="Sheet1.E34:Sheet1.E41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 20*1000</text:p>
                <draw:g>
                  <svg:desc>Sheet1.A34:Sheet1.A41</svg:desc>
                </draw:g>
              </table:table-cell>
              <table:table-cell office:value-type="float" office:value="1203.9718">
                <text:p>1203.9718</text:p>
                <draw:g>
                  <svg:desc>Sheet1.B34:Sheet1.B41</svg:desc>
                </draw:g>
              </table:table-cell>
              <table:table-cell office:value-type="float" office:value="1223.95032">
                <text:p>1223.95032</text:p>
                <draw:g>
                  <svg:desc>Sheet1.C34:Sheet1.C41</svg:desc>
                </draw:g>
              </table:table-cell>
              <table:table-cell office:value-type="float" office:value="564.053">
                <text:p>564.053</text:p>
                <draw:g>
                  <svg:desc>Sheet1.D34:Sheet1.D41</svg:desc>
                </draw:g>
              </table:table-cell>
              <table:table-cell office:value-type="float" office:value="898.423">
                <text:p>898.423</text:p>
                <draw:g>
                  <svg:desc>Sheet1.E34:Sheet1.E41</svg:desc>
                </draw:g>
              </table:table-cell>
            </table:table-row>
            <table:table-row>
              <table:table-cell office:value-type="string">
                <text:p> 25*800 </text:p>
              </table:table-cell>
              <table:table-cell office:value-type="float" office:value="1135.35413">
                <text:p>1135.35413</text:p>
              </table:table-cell>
              <table:table-cell office:value-type="float" office:value="1151.29761">
                <text:p>1151.29761</text:p>
              </table:table-cell>
              <table:table-cell office:value-type="float" office:value="375.123">
                <text:p>375.123</text:p>
              </table:table-cell>
              <table:table-cell office:value-type="float" office:value="681.101">
                <text:p>681.101</text:p>
              </table:table-cell>
            </table:table-row>
            <table:table-row>
              <table:table-cell office:value-type="string">
                <text:p> 50*400 </text:p>
              </table:table-cell>
              <table:table-cell office:value-type="float" office:value="615.3512">
                <text:p>615.3512</text:p>
              </table:table-cell>
              <table:table-cell office:value-type="float" office:value="623.60419">
                <text:p>623.60419</text:p>
              </table:table-cell>
              <table:table-cell office:value-type="float" office:value="227.569">
                <text:p>227.569</text:p>
              </table:table-cell>
              <table:table-cell office:value-type="float" office:value="436.058">
                <text:p>436.058</text:p>
              </table:table-cell>
            </table:table-row>
            <table:table-row>
              <table:table-cell office:value-type="string">
                <text:p> 100*200</text:p>
              </table:table-cell>
              <table:table-cell office:value-type="float" office:value="358.84329">
                <text:p>358.84329</text:p>
              </table:table-cell>
              <table:table-cell office:value-type="float" office:value="670.9353">
                <text:p>670.9353</text:p>
              </table:table-cell>
              <table:table-cell office:value-type="float" office:value="3724.36">
                <text:p>3724.36</text:p>
              </table:table-cell>
              <table:table-cell office:value-type="float" office:value="6908.23">
                <text:p>6908.23</text:p>
              </table:table-cell>
            </table:table-row>
            <table:table-row>
              <table:table-cell office:value-type="string">
                <text:p> 200*100</text:p>
              </table:table-cell>
              <table:table-cell office:value-type="float" office:value="2821.65039">
                <text:p>2821.65039</text:p>
              </table:table-cell>
              <table:table-cell office:value-type="float" office:value="8213.76367">
                <text:p>8213.76367</text:p>
              </table:table-cell>
              <table:table-cell office:value-type="float" office:value="6753.03">
                <text:p>6753.03</text:p>
              </table:table-cell>
              <table:table-cell office:value-type="float" office:value="11040">
                <text:p>11040</text:p>
              </table:table-cell>
            </table:table-row>
            <table:table-row>
              <table:table-cell office:value-type="string">
                <text:p> 400*50 </text:p>
              </table:table-cell>
              <table:table-cell office:value-type="float" office:value="6103.94922">
                <text:p>6103.94922</text:p>
              </table:table-cell>
              <table:table-cell office:value-type="float" office:value="11727.93945">
                <text:p>11727.93945</text:p>
              </table:table-cell>
              <table:table-cell office:value-type="float" office:value="7774.75342">
                <text:p>7774.75342</text:p>
              </table:table-cell>
              <table:table-cell office:value-type="float" office:value="12114.95703">
                <text:p>12114.95703</text:p>
              </table:table-cell>
            </table:table-row>
            <table:table-row>
              <table:table-cell office:value-type="string">
                <text:p> 800*25 </text:p>
              </table:table-cell>
              <table:table-cell office:value-type="float" office:value="7246.77344">
                <text:p>7246.77344</text:p>
              </table:table-cell>
              <table:table-cell office:value-type="float" office:value="12345.82129">
                <text:p>12345.82129</text:p>
              </table:table-cell>
              <table:table-cell office:value-type="float" office:value="8388.77246">
                <text:p>8388.77246</text:p>
              </table:table-cell>
              <table:table-cell office:value-type="float" office:value="12428.9043">
                <text:p>12428.9043</text:p>
              </table:table-cell>
            </table:table-row>
            <table:table-row>
              <table:table-cell office:value-type="string">
                <text:p> 1000*20</text:p>
              </table:table-cell>
              <table:table-cell office:value-type="float" office:value="7553.78076">
                <text:p>7553.78076</text:p>
              </table:table-cell>
              <table:table-cell office:value-type="float" office:value="12420.46582">
                <text:p>12420.46582</text:p>
              </table:table-cell>
              <table:table-cell office:value-type="float" office:value="8489.90137">
                <text:p>8489.90137</text:p>
              </table:table-cell>
              <table:table-cell office:value-type="float" office:value="12471.96484">
                <text:p>12471.964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28cm" svg:y="0.316cm" chart:style-name="ch2">
          <text:p>Tournament vs Fitness Sharing for Sch Function</text:p>
        </chart:title>
        <chart:legend chart:legend-position="end" svg:x="12.512cm" svg:y="3.454cm" style:legend-expansion="high" chart:style-name="ch3"/>
        <chart:plot-area chart:style-name="ch4" table:cell-range-address="Sheet1.A68:Sheet1.E83" chart:data-source-has-labels="row" svg:x="1.331cm" svg:y="1.635cm" svg:width="10.542cm" svg:height="6.204cm">
          <chartooo:coordinate-region svg:x="2.508cm" svg:y="1.835cm" svg:width="8.993cm" svg:height="5.357cm"/>
          <chart:axis chart:dimension="x" chart:name="primary-x" chart:style-name="ch5">
            <chart:title svg:x="5.262cm" svg:y="8.019cm" chart:style-name="ch6">
              <text:p>Generation Count</text:p>
            </chart:title>
          </chart:axis>
          <chart:axis chart:dimension="y" chart:name="primary-y" chart:style-name="ch5">
            <chart:title svg:x="0.451cm" svg:y="5.31cm" chart:style-name="ch7">
              <text:p>Fitness</text:p>
            </chart:title>
            <chart:grid chart:style-name="ch8" chart:class="major"/>
          </chart:axis>
          <chart:series chart:style-name="ch9" chart:values-cell-range-address="Sheet1.B68:Sheet1.B83" chart:label-cell-address="" chart:class="chart:scatter">
            <chart:domain table:cell-range-address="Sheet1.A68:Sheet1.A83"/>
            <chart:data-point chart:repeated="16"/>
          </chart:series>
          <chart:series chart:style-name="ch10" chart:values-cell-range-address="Sheet1.C68:Sheet1.C83" chart:label-cell-address="" chart:class="chart:scatter">
            <chart:data-point chart:repeated="16"/>
          </chart:series>
          <chart:series chart:style-name="ch11" chart:values-cell-range-address="Sheet1.D68:Sheet1.D83" chart:label-cell-address="" chart:class="chart:scatter">
            <chart:data-point chart:repeated="16"/>
          </chart:series>
          <chart:series chart:style-name="ch12" chart:values-cell-range-address="Sheet1.E68:Sheet1.E83" chart:label-cell-address="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n_fitsharing</text:p>
              </table:table-cell>
              <table:table-cell office:value-type="string">
                <text:p>avg_fitsharing</text:p>
              </table:table-cell>
              <table:table-cell office:value-type="string">
                <text:p>min_fitness</text:p>
              </table:table-cell>
              <table:table-cell office:value-type="string">
                <text:p>avg_fitne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68:Sheet1.A83</svg:desc>
                </draw:g>
              </table:table-cell>
              <table:table-cell office:value-type="float" office:value="8876.39258">
                <text:p>8876.39258</text:p>
                <draw:g>
                  <svg:desc>Sheet1.B68:Sheet1.B83</svg:desc>
                </draw:g>
              </table:table-cell>
              <table:table-cell office:value-type="float" office:value="12447.74512">
                <text:p>12447.74512</text:p>
                <draw:g>
                  <svg:desc>Sheet1.C68:Sheet1.C83</svg:desc>
                </draw:g>
              </table:table-cell>
              <table:table-cell office:value-type="float" office:value="1061.13892">
                <text:p>1061.13892</text:p>
                <draw:g>
                  <svg:desc>Sheet1.D68:Sheet1.D83</svg:desc>
                </draw:g>
              </table:table-cell>
              <table:table-cell office:value-type="float" office:value="1310.19348">
                <text:p>1310.19348</text:p>
                <draw:g>
                  <svg:desc>Sheet1.E68:Sheet1.E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498.87451">
                <text:p>2498.87451</text:p>
              </table:table-cell>
              <table:table-cell office:value-type="float" office:value="6530.81689">
                <text:p>6530.81689</text:p>
              </table:table-cell>
              <table:table-cell office:value-type="float" office:value="893.83533">
                <text:p>893.83533</text:p>
              </table:table-cell>
              <table:table-cell office:value-type="float" office:value="893.83575">
                <text:p>893.83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370.2099">
                <text:p>370.2099</text:p>
              </table:table-cell>
              <table:table-cell office:value-type="float" office:value="2019.0448">
                <text:p>2019.0448</text:p>
              </table:table-cell>
              <table:table-cell office:value-type="float" office:value="893.83533">
                <text:p>893.83533</text:p>
              </table:table-cell>
              <table:table-cell office:value-type="float" office:value="901.60052">
                <text:p>901.60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259.40656">
                <text:p>259.40656</text:p>
              </table:table-cell>
              <table:table-cell office:value-type="float" office:value="603.0567">
                <text:p>603.0567</text:p>
              </table:table-cell>
              <table:table-cell office:value-type="float" office:value="893.83533">
                <text:p>893.83533</text:p>
              </table:table-cell>
              <table:table-cell office:value-type="float" office:value="893.83575">
                <text:p>893.835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97.57803">
                <text:p>97.57803</text:p>
              </table:table-cell>
              <table:table-cell office:value-type="float" office:value="244.50883">
                <text:p>244.50883</text:p>
              </table:table-cell>
              <table:table-cell office:value-type="float" office:value="893.83533">
                <text:p>893.83533</text:p>
              </table:table-cell>
              <table:table-cell office:value-type="float" office:value="909.36523">
                <text:p>909.36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97.57803">
                <text:p>97.57803</text:p>
              </table:table-cell>
              <table:table-cell office:value-type="float" office:value="152.7191">
                <text:p>152.7191</text:p>
              </table:table-cell>
              <table:table-cell office:value-type="float" office:value="893.83533">
                <text:p>893.83533</text:p>
              </table:table-cell>
              <table:table-cell office:value-type="float" office:value="893.83575">
                <text:p>893.83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40.94511">
                <text:p>40.94511</text:p>
              </table:table-cell>
              <table:table-cell office:value-type="float" office:value="88.48374">
                <text:p>88.48374</text:p>
              </table:table-cell>
              <table:table-cell office:value-type="float" office:value="893.83533">
                <text:p>893.83533</text:p>
              </table:table-cell>
              <table:table-cell office:value-type="float" office:value="893.83575">
                <text:p>893.83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">
                <text:p>1400</text:p>
              </table:table-cell>
              <table:table-cell office:value-type="float" office:value="14.54619">
                <text:p>14.54619</text:p>
              </table:table-cell>
              <table:table-cell office:value-type="float" office:value="47.9487">
                <text:p>47.9487</text:p>
              </table:table-cell>
              <table:table-cell office:value-type="float" office:value="893.83533">
                <text:p>893.83533</text:p>
              </table:table-cell>
              <table:table-cell office:value-type="float" office:value="901.60052">
                <text:p>901.60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14.54619">
                <text:p>14.54619</text:p>
              </table:table-cell>
              <table:table-cell office:value-type="float" office:value="134.52606">
                <text:p>134.52606</text:p>
              </table:table-cell>
              <table:table-cell office:value-type="float" office:value="893.83533">
                <text:p>893.83533</text:p>
              </table:table-cell>
              <table:table-cell office:value-type="float" office:value="893.83575">
                <text:p>893.83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">
                <text:p>1800</text:p>
              </table:table-cell>
              <table:table-cell office:value-type="float" office:value="14.54619">
                <text:p>14.54619</text:p>
              </table:table-cell>
              <table:table-cell office:value-type="float" office:value="45.19984">
                <text:p>45.19984</text:p>
              </table:table-cell>
              <table:table-cell office:value-type="float" office:value="893.83533">
                <text:p>893.83533</text:p>
              </table:table-cell>
              <table:table-cell office:value-type="float" office:value="893.83575">
                <text:p>893.83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14.54619">
                <text:p>14.54619</text:p>
              </table:table-cell>
              <table:table-cell office:value-type="float" office:value="31.2861">
                <text:p>31.2861</text:p>
              </table:table-cell>
              <table:table-cell office:value-type="float" office:value="893.83533">
                <text:p>893.83533</text:p>
              </table:table-cell>
              <table:table-cell office:value-type="float" office:value="893.83575">
                <text:p>893.83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0">
                <text:p>2200</text:p>
              </table:table-cell>
              <table:table-cell office:value-type="float" office:value="14.54619">
                <text:p>14.54619</text:p>
              </table:table-cell>
              <table:table-cell office:value-type="float" office:value="31.28606">
                <text:p>31.28606</text:p>
              </table:table-cell>
              <table:table-cell office:value-type="float" office:value="893.83533">
                <text:p>893.83533</text:p>
              </table:table-cell>
              <table:table-cell office:value-type="float" office:value="901.60052">
                <text:p>901.600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0">
                <text:p>2400</text:p>
              </table:table-cell>
              <table:table-cell office:value-type="float" office:value="14.54619">
                <text:p>14.54619</text:p>
              </table:table-cell>
              <table:table-cell office:value-type="float" office:value="48.0261">
                <text:p>48.0261</text:p>
              </table:table-cell>
              <table:table-cell office:value-type="float" office:value="893.83533">
                <text:p>893.83533</text:p>
              </table:table-cell>
              <table:table-cell office:value-type="float" office:value="893.83575">
                <text:p>893.835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0">
                <text:p>2600</text:p>
              </table:table-cell>
              <table:table-cell office:value-type="float" office:value="14.54619">
                <text:p>14.54619</text:p>
              </table:table-cell>
              <table:table-cell office:value-type="float" office:value="48.02611">
                <text:p>48.02611</text:p>
              </table:table-cell>
              <table:table-cell office:value-type="float" office:value="893.83533">
                <text:p>893.83533</text:p>
              </table:table-cell>
              <table:table-cell office:value-type="float" office:value="901.60052">
                <text:p>901.60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0">
                <text:p>2800</text:p>
              </table:table-cell>
              <table:table-cell office:value-type="float" office:value="14.54619">
                <text:p>14.54619</text:p>
              </table:table-cell>
              <table:table-cell office:value-type="float" office:value="31.28607">
                <text:p>31.28607</text:p>
              </table:table-cell>
              <table:table-cell office:value-type="float" office:value="893.83533">
                <text:p>893.83533</text:p>
              </table:table-cell>
              <table:table-cell office:value-type="float" office:value="893.83575">
                <text:p>893.835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">
                <text:p>3000</text:p>
              </table:table-cell>
              <table:table-cell office:value-type="float" office:value="14.54619">
                <text:p>14.54619</text:p>
              </table:table-cell>
              <table:table-cell office:value-type="float" office:value="64.76601">
                <text:p>64.76601</text:p>
              </table:table-cell>
              <table:table-cell office:value-type="float" office:value="893.83533">
                <text:p>893.83533</text:p>
              </table:table-cell>
              <table:table-cell office:value-type="float" office:value="893.83575">
                <text:p>893.835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